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XRES</text:p>
          </table:table-cell>
          <table:table-cell office:value-type="string" calcext:value-type="string">
            <text:p>YRES</text:p>
          </table:table-cell>
          <table:table-cell office:value-type="string" calcext:value-type="string">
            <text:p>Left Margin(LB)</text:p>
          </table:table-cell>
          <table:table-cell office:value-type="string" calcext:value-type="string">
            <text:p>Right Margin(LE)</text:p>
          </table:table-cell>
          <table:table-cell office:value-type="string" calcext:value-type="string">
            <text:p>HSYNC (LS)</text:p>
          </table:table-cell>
          <table:table-cell office:value-type="string" calcext:value-type="string">
            <text:p>Upper Margin (FB)</text:p>
          </table:table-cell>
          <table:table-cell office:value-type="string" calcext:value-type="string">
            <text:p>Lower Margin (FE)</text:p>
          </table:table-cell>
          <table:table-cell office:value-type="string" calcext:value-type="string">
            <text:p>VSYNC (FS)</text:p>
          </table:table-cell>
          <table:table-cell office:value-type="string" calcext:value-type="string">
            <text:p>PIX/CLK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GDCLK_HP</text:p>
          </table:table-cell>
          <table:table-cell office:value-type="string" calcext:value-type="string">
            <text:p>GDSP_OFF</text:p>
          </table:table-cell>
        </table:table-row>
        <table:table-row table:style-name="ro1">
          <table:table-cell office:value-type="string" calcext:value-type="string">
            <text:p>ED060XH2C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758" calcext:value-type="float">
            <text:p>75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]/(([.C2]/[.K2]*2+[.E2]+[.F2]+[.G2])*([.D2]+[.H2]+[.I2]+[.J2]))" office:value-type="float" office:value="84.99281810687" calcext:value-type="float">
            <text:p>84.99281810687</text:p>
          </table:table-cell>
          <table:table-cell table:formula="of:=([.C2]/[.K2]*2+[.E2]+[.F2]+[.G2])" office:value-type="float" office:value="612" calcext:value-type="float">
            <text:p>612</text:p>
          </table:table-cell>
          <table:table-cell office:value-type="float" office:value="524" calcext:value-type="float">
            <text:p>52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97_V110</text:p>
          </table:table-cell>
          <table:table-cell office:value-type="float" office:value="32000000" calcext:value-type="float">
            <text:p>32000000</text:p>
          </table:table-cell>
          <table:table-cell office:value-type="float" office:value="1200" calcext:value-type="float">
            <text:p>1200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]/(([.C3]/[.K3]*2+[.E3]+[.F3]+[.G3])*([.D3]+[.H3]+[.I3]+[.J3]))" office:value-type="float" office:value="49.946931385403" calcext:value-type="float">
            <text:p>49.946931385403</text:p>
          </table:table-cell>
          <table:table-cell table:formula="of:=([.C3]/[.K3]*2+[.E3]+[.F3]+[.G3])" office:value-type="float" office:value="760" calcext:value-type="float">
            <text:p>760</text:p>
          </table:table-cell>
          <table:table-cell office:value-type="float" office:value="632" calcext:value-type="float">
            <text:p>6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103CS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872" calcext:value-type="float">
            <text:p>1872</text:p>
          </table:table-cell>
          <table:table-cell office:value-type="float" office:value="1404" calcext:value-type="float">
            <text:p>1404</text:p>
          </table:table-cell>
          <table:table-cell office:value-type="float" office:value="32" calcext:value-type="float">
            <text:p>32</text:p>
          </table:table-cell>
          <table:table-cell office:value-type="float" office:value="326" calcext:value-type="float">
            <text:p>32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4]/(([.C4]/[.K4]*2+[.E4]+[.F4]+[.G4])*([.D4]+[.H4]+[.I4]+[.J4]))" office:value-type="float" office:value="129.421566486285" calcext:value-type="float">
            <text:p>129.421566486285</text:p>
          </table:table-cell>
          <table:table-cell table:formula="of:=([.C4]/[.K4]*2+[.E4]+[.F4]+[.G4])" office:value-type="float" office:value="870" calcext:value-type="float">
            <text:p>870</text:p>
          </table:table-cell>
          <table:table-cell office:value-type="float" office:value="1042" calcext:value-type="float">
            <text:p>104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103TC1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1872" calcext:value-type="float">
            <text:p>1872</text:p>
          </table:table-cell>
          <table:table-cell office:value-type="float" office:value="1404" calcext:value-type="float">
            <text:p>140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/(([.C5]/[.K5]*2+[.E5]+[.F5]+[.G5])*([.D5]+[.H5]+[.I5]+[.J5]))" office:value-type="float" office:value="80.1185754917278" calcext:value-type="float">
            <text:p>80.1185754917278</text:p>
          </table:table-cell>
          <table:table-cell table:formula="of:=([.C5]/[.K5]*2+[.E5]+[.F5]+[.G5])" office:value-type="float" office:value="530" calcext:value-type="float">
            <text:p>530</text:p>
          </table:table-cell>
          <table:table-cell office:value-type="float" office:value="450" calcext:value-type="float">
            <text:p>4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103TC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72" calcext:value-type="float">
            <text:p>1872</text:p>
          </table:table-cell>
          <table:table-cell office:value-type="float" office:value="1404" calcext:value-type="float">
            <text:p>140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6]/(([.C6]/[.K6]*2+[.E6]+[.F6]+[.G6])*([.D6]+[.H6]+[.I6]+[.J6]))" office:value-type="float" office:value="128.0990632756" calcext:value-type="float">
            <text:p>128.0990632756</text:p>
          </table:table-cell>
          <table:table-cell table:formula="of:=([.C6]/[.K6]*2+[.E6]+[.F6]+[.G6])" office:value-type="float" office:value="530" calcext:value-type="float">
            <text:p>5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3:21:58.338562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23:22:06.332509850</meta:creation-date>
    <meta:editing-duration>PT49M8S</meta:editing-duration>
    <meta:editing-cycles>2</meta:editing-cycles>
    <meta:generator>LibreOffice/7.0.5.2$Linux_X86_64 LibreOffice_project/00$Build-2</meta:generator>
    <dc:date>2021-06-06T00:21:17.107852194</dc:date>
    <meta:document-statistic meta:table-count="1" meta:cell-count="87" meta:object-count="0"/>
  </office:meta>
</office:document-meta>
</file>